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Deprivation Decile (WIMD 2014)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Underlying cause of death</text:p>
          </table:table-cell>
          <table:table-cell office:value-type="string" calcext:value-type="string">
            <text:p>less than 1</text:p>
          </table:table-cell>
          <table:table-cell table:style-name="ce1" office:value-type="string" calcext:value-type="string">
            <text:p>01-04</text:p>
          </table:table-cell>
          <table:table-cell table:style-name="ce1" office:value-type="string" calcext:value-type="string">
            <text:p>05-0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85-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l Ages</text:p>
          </table:table-cell>
        </table:table-row>
        <table:table-row table:style-name="ro1">
          <table:table-cell table:formula="of:=[.B2]&amp;[.C2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B3]&amp;[.C3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B4]&amp;[.C4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B5]&amp;[.C5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B6]&amp;[.C6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7]&amp;[.C7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B8]&amp;[.C8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B9]&amp;[.C9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10]&amp;[.C10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34" calcext:value-type="float">
            <text:p>34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1]&amp;[.C11]" office:value-type="string" office:string-value="1Male" calcext:value-type="string">
            <text:p>1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2]&amp;[.C12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13]&amp;[.C13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14]&amp;[.C14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15]&amp;[.C15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16]&amp;[.C16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B17]&amp;[.C17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B18]&amp;[.C18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B19]&amp;[.C19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20]&amp;[.C20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34" calcext:value-type="float">
            <text:p>34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21]&amp;[.C21]" office:value-type="string" office:string-value="1Female" calcext:value-type="string">
            <text:p>1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22]&amp;[.C22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B23]&amp;[.C23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24]&amp;[.C24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B25]&amp;[.C25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B26]&amp;[.C26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27]&amp;[.C27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B28]&amp;[.C28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B29]&amp;[.C29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30]&amp;[.C30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9" calcext:value-type="float">
            <text:p>29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31]&amp;[.C31]" office:value-type="string" office:string-value="2Male" calcext:value-type="string">
            <text:p>2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32]&amp;[.C32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33]&amp;[.C33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34]&amp;[.C34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35]&amp;[.C35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36]&amp;[.C36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B37]&amp;[.C37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B38]&amp;[.C38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39]&amp;[.C39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40]&amp;[.C40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32" calcext:value-type="float">
            <text:p>32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41]&amp;[.C41]" office:value-type="string" office:string-value="2Female" calcext:value-type="string">
            <text:p>2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42]&amp;[.C42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B43]&amp;[.C43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B44]&amp;[.C44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B45]&amp;[.C45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B46]&amp;[.C46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B47]&amp;[.C47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48]&amp;[.C48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49]&amp;[.C49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B50]&amp;[.C50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36" calcext:value-type="float">
            <text:p>36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51]&amp;[.C51]" office:value-type="string" office:string-value="3Male" calcext:value-type="string">
            <text:p>3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52]&amp;[.C52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B53]&amp;[.C53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54]&amp;[.C54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55]&amp;[.C55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56]&amp;[.C56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B57]&amp;[.C57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58]&amp;[.C58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59]&amp;[.C59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B60]&amp;[.C60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28" calcext:value-type="float">
            <text:p>28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61]&amp;[.C61]" office:value-type="string" office:string-value="3Female" calcext:value-type="string">
            <text:p>3Fem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62]&amp;[.C62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B63]&amp;[.C63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64]&amp;[.C64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65]&amp;[.C65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66]&amp;[.C66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B67]&amp;[.C67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68]&amp;[.C68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69]&amp;[.C69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B70]&amp;[.C70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8" calcext:value-type="float">
            <text:p>28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71]&amp;[.C71]" office:value-type="string" office:string-value="4Male" calcext:value-type="string">
            <text:p>4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72]&amp;[.C72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B73]&amp;[.C73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74]&amp;[.C74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B75]&amp;[.C75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B76]&amp;[.C76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B77]&amp;[.C77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78]&amp;[.C78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79]&amp;[.C79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B80]&amp;[.C80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23" calcext:value-type="float">
            <text:p>23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81]&amp;[.C81]" office:value-type="string" office:string-value="4Female" calcext:value-type="string">
            <text:p>4Fe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82]&amp;[.C82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83]&amp;[.C83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84]&amp;[.C84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85]&amp;[.C85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86]&amp;[.C86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B87]&amp;[.C87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88]&amp;[.C88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89]&amp;[.C89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90]&amp;[.C90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8" calcext:value-type="float">
            <text:p>28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91]&amp;[.C91]" office:value-type="string" office:string-value="5Male" calcext:value-type="string">
            <text:p>5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92]&amp;[.C92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B93]&amp;[.C93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94]&amp;[.C94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95]&amp;[.C95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B96]&amp;[.C96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97]&amp;[.C97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98]&amp;[.C98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99]&amp;[.C99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B100]&amp;[.C100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31" calcext:value-type="float">
            <text:p>31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01]&amp;[.C101]" office:value-type="string" office:string-value="5Female" calcext:value-type="string">
            <text:p>5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02]&amp;[.C102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103]&amp;[.C103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B104]&amp;[.C104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105]&amp;[.C105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B106]&amp;[.C106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B107]&amp;[.C107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08]&amp;[.C108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09]&amp;[.C109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110]&amp;[.C110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37" calcext:value-type="float">
            <text:p>37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11]&amp;[.C111]" office:value-type="string" office:string-value="6Male" calcext:value-type="string">
            <text:p>6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12]&amp;[.C112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113]&amp;[.C113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B114]&amp;[.C114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115]&amp;[.C115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B116]&amp;[.C116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B117]&amp;[.C117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B118]&amp;[.C118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B119]&amp;[.C119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120]&amp;[.C120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19" calcext:value-type="float">
            <text:p>19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21]&amp;[.C121]" office:value-type="string" office:string-value="6Female" calcext:value-type="string">
            <text:p>6Fem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22]&amp;[.C122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B123]&amp;[.C123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124]&amp;[.C124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125]&amp;[.C125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B126]&amp;[.C126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127]&amp;[.C127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.B128]&amp;[.C128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.B129]&amp;[.C129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.B130]&amp;[.C130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4" calcext:value-type="float">
            <text:p>24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31]&amp;[.C131]" office:value-type="string" office:string-value="7Male" calcext:value-type="string">
            <text:p>7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32]&amp;[.C132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133]&amp;[.C133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134]&amp;[.C134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135]&amp;[.C135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B136]&amp;[.C136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B137]&amp;[.C137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38]&amp;[.C138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39]&amp;[.C139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140]&amp;[.C140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29" calcext:value-type="float">
            <text:p>29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41]&amp;[.C141]" office:value-type="string" office:string-value="7Female" calcext:value-type="string">
            <text:p>7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42]&amp;[.C142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B143]&amp;[.C143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144]&amp;[.C144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145]&amp;[.C145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B146]&amp;[.C146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47]&amp;[.C147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148]&amp;[.C148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149]&amp;[.C149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.B150]&amp;[.C150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7" calcext:value-type="float">
            <text:p>27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51]&amp;[.C151]" office:value-type="string" office:string-value="8Male" calcext:value-type="string">
            <text:p>8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52]&amp;[.C152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B153]&amp;[.C153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154]&amp;[.C154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B155]&amp;[.C155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156]&amp;[.C156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B157]&amp;[.C157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158]&amp;[.C158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B159]&amp;[.C159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B160]&amp;[.C160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29" calcext:value-type="float">
            <text:p>29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61]&amp;[.C161]" office:value-type="string" office:string-value="8Female" calcext:value-type="string">
            <text:p>8Fe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62]&amp;[.C162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B163]&amp;[.C163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164]&amp;[.C164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165]&amp;[.C165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B166]&amp;[.C166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167]&amp;[.C167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168]&amp;[.C168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169]&amp;[.C169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B170]&amp;[.C170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7" calcext:value-type="float">
            <text:p>27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71]&amp;[.C171]" office:value-type="string" office:string-value="9Male" calcext:value-type="string">
            <text:p>9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72]&amp;[.C172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B173]&amp;[.C173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B174]&amp;[.C174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B175]&amp;[.C175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B176]&amp;[.C176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B177]&amp;[.C177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B178]&amp;[.C178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B179]&amp;[.C179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B180]&amp;[.C180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B181]&amp;[.C181]" office:value-type="string" office:string-value="9Female" calcext:value-type="string">
            <text:p>9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formula="of:=[.B182]&amp;[.C182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1 Neoplasm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B183]&amp;[.C183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184]&amp;[.C184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B185]&amp;[.C185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4 Ischaemic heart dise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B186]&amp;[.C186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5 Stroke (cerebrovascula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B187]&amp;[.C187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6 Other circulator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188]&amp;[.C188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7 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B189]&amp;[.C189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B190]&amp;[.C190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9 All other causes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191]&amp;[.C191]" office:value-type="string" office:string-value="10Male" calcext:value-type="string">
            <text:p>10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92]&amp;[.C192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1 Neoplas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B193]&amp;[.C193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 Diseases of the respiratory system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B194]&amp;[.C194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3 Diabe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B195]&amp;[.C195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 Ischaemic heart disea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B196]&amp;[.C196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5 Stroke (cerebrovascu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B197]&amp;[.C197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 Other circulatory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98]&amp;[.C198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 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B199]&amp;[.C199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8 Unintentional injuries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B200]&amp;[.C200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 All other causes</text:p>
          </table:table-cell>
          <table:table-cell office:value-type="float" office:value="22" calcext:value-type="float">
            <text:p>22</text:p>
          </table:table-cell>
          <table:table-cell table:number-columns-repeated="19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.B201]&amp;[.C201]" office:value-type="string" office:string-value="10Female" calcext:value-type="string">
            <text:p>10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 Neonatal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08:07.494000000</meta:creation-date>
    <dc:date>2017-07-11T10:10:00.927000000</dc:date>
    <meta:editing-duration>PT1M54S</meta:editing-duration>
    <meta:editing-cycles>1</meta:editing-cycles>
    <meta:document-statistic meta:table-count="1" meta:cell-count="4825" meta:object-count="0"/>
    <meta:generator>LibreOffice/5.2.2.2$Windows_x86 LibreOffice_project/8f96e87c890bf8fa77463cd4b640a2312823f3ad</meta:generator>
  </office:meta>
</office:document-meta>
</file>